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12D67277C1E.svm" manifest:media-type=""/>
  <manifest:file-entry manifest:full-path="Pictures/200000010000013E00000131AF11CB39.svm" manifest:media-type=""/>
  <manifest:file-entry manifest:full-path="Pictures/20000001000002690000013145689BC3.svm" manifest:media-type=""/>
  <manifest:file-entry manifest:full-path="Pictures/20000001000001960000015BAB64F6AF.svm" manifest:media-type=""/>
  <manifest:file-entry manifest:full-path="Pictures/200000020000034B00000151CE2E79A7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8.633cm" svg:height="3.44cm" svg:x="2.007cm" svg:y="1.107cm">
          <draw:image xlink:href="Pictures/200000020000034B00000151CE2E79A7.eps" xlink:type="simple" xlink:show="embed" xlink:actuate="onLoad">
            <text:p/>
          </draw:image>
          <draw:glue-point draw:id="4" svg:x="0.023cm" svg:y="-1.726cm"/>
        </draw:frame>
        <draw:frame draw:style-name="gr2" draw:layer="layout" svg:width="0.937cm" svg:height="0.916cm" svg:x="9.26cm" svg:y="4.384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6cm" svg:x="4.329cm" svg:y="4.32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6cm" svg:x="1.36cm" svg:y="4.346cm">
          <draw:text-box>
            <text:p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9.548cm" svg:y1="2.041cm" svg:x2="9.548cm" svg:y2="1.569cm">
          <text:p/>
        </draw:line>
        <draw:frame draw:style-name="gr2" xml:id="id1" draw:id="id1" draw:layer="layout" svg:width="2.297cm" svg:height="0.916cm" svg:x="7.817cm" svg:y="0.331cm">
          <draw:text-box>
            <text:p>خارجی نقطہ</text:p>
          </draw:text-box>
          <draw:glue-point draw:id="4" svg:x="0.035cm" svg:y="3.402cm"/>
        </draw:frame>
        <draw:connector draw:style-name="gr3" draw:text-style-name="P1" draw:layer="layout" draw:type="curve" svg:x1="8.973cm" svg:y1="1.1cm" svg:x2="9.358cm" svg:y2="2.371cm" draw:start-shape="id1" draw:start-glue-point="4" svg:d="M8973 1100c0 1438 385 803 385 1271" svg:viewBox="0 0 386 1272">
          <text:p/>
        </draw:connector>
        <draw:custom-shape draw:style-name="gr4" draw:text-style-name="P1" xml:id="id3" draw:id="id3" draw:layer="layout" svg:width="0.595cm" svg:height="1.025cm" svg:x="9.57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63cm" svg:y1="3.085cm" svg:x2="10.163cm" svg:y2="3.241cm">
          <text:p/>
        </draw:line>
        <draw:frame draw:style-name="gr2" xml:id="id2" draw:id="id2" draw:layer="layout" svg:width="2.288cm" svg:height="0.916cm" svg:x="10.47cm" svg:y="3.844cm">
          <draw:text-box>
            <text:p>خارجی دائرہ</text:p>
          </draw:text-box>
        </draw:frame>
        <draw:connector draw:style-name="gr3" draw:text-style-name="P1" draw:layer="layout" draw:type="curve" svg:x1="10.47cm" svg:y1="4.302cm" svg:x2="9.867cm" svg:y2="3.692cm" draw:start-shape="id2" draw:start-glue-point="3" draw:end-shape="id3" draw:end-glue-point="8" svg:d="M10470 4302c-402 0-603-203-603-610" svg:viewBox="0 0 604 611">
          <text:p/>
        </draw:connector>
        <draw:line draw:style-name="gr3" draw:text-style-name="P1" draw:layer="layout" svg:x1="6.506cm" svg:y1="1.833cm" svg:x2="6.506cm" svg:y2="1.361cm">
          <text:p/>
        </draw:line>
        <draw:custom-shape draw:style-name="gr4" draw:text-style-name="P1" draw:layer="layout" svg:width="0.595cm" svg:height="1.025cm" svg:x="6.527cm" svg:y="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2cm" svg:y1="3.047cm" svg:x2="7.12cm" svg:y2="3.203cm">
          <text:p/>
        </draw:line>
        <draw:connector draw:style-name="gr3" draw:text-style-name="P1" draw:layer="layout" draw:type="curve" draw:line-skew="-0.355cm -3.116cm 2.045cm" svg:x1="8.973cm" svg:y1="1.1cm" svg:x2="6.342cm" svg:y2="2.234cm" draw:start-shape="id1" draw:start-glue-point="4" draw:end-shape="id4" draw:end-glue-point="4" svg:d="M8973 1100c0 438-949 292-949 534s-1682 63-1682 600" svg:viewBox="0 0 2632 1135">
          <text:p/>
        </draw:connector>
        <draw:custom-shape draw:style-name="gr4" draw:text-style-name="P1" draw:layer="layout" svg:width="0.595cm" svg:height="0.869cm" svg:x="2.937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37cm" svg:y1="3.138cm" svg:x2="3.537cm" svg:y2="3.294cm">
          <text:p/>
        </draw:line>
        <draw:line draw:style-name="gr3" draw:text-style-name="P1" draw:layer="layout" svg:x1="2.561cm" svg:y1="2.181cm" svg:x2="2.561cm" svg:y2="1.709cm">
          <text:p/>
        </draw:line>
        <draw:frame draw:style-name="gr2" xml:id="id5" draw:id="id5" draw:layer="layout" svg:width="2.174cm" svg:height="0.916cm" svg:x="6.032cm" svg:y="4.381cm">
          <draw:text-box>
            <text:p>واپسی نقطہ</text:p>
          </draw:text-box>
          <draw:glue-point draw:id="4" svg:x="0.293cm" svg:y="-1.152cm"/>
        </draw:frame>
        <draw:connector draw:style-name="gr3" draw:text-style-name="P1" draw:layer="layout" draw:type="curve" draw:line-skew="0.186cm" svg:x1="7.182cm" svg:y1="4.734cm" svg:x2="6.313cm" svg:y2="3.476cm" draw:start-shape="id5" draw:start-glue-point="4" svg:d="M7182 4734c0-1303-869-675-869-1258" svg:viewBox="0 0 870 1259">
          <text:p/>
        </draw:connector>
        <draw:connector draw:style-name="gr3" draw:text-style-name="P1" draw:layer="layout" draw:type="curve" draw:line-skew="-0.458cm" svg:x1="7.182cm" svg:y1="4.734cm" svg:x2="9.358cm" svg:y2="2.371cm" draw:start-shape="id5" draw:start-glue-point="4" svg:d="M7182 4734c0-3099 2176-1918 2176-2363" svg:viewBox="0 0 2177 2364">
          <text:p/>
        </draw:connector>
        <draw:frame draw:style-name="gr2" xml:id="id6" draw:id="id6" draw:layer="layout" svg:width="2.297cm" svg:height="0.916cm" svg:x="4.157cm" svg:y="0.367cm">
          <draw:text-box>
            <text:p>خارجی نقطہ</text:p>
          </draw:text-box>
          <draw:glue-point draw:id="4" svg:x="0.361cm" svg:y="2.974cm"/>
          <draw:glue-point draw:id="5" svg:x="-2.046cm" svg:y="1.811cm"/>
        </draw:frame>
        <draw:frame draw:style-name="gr2" xml:id="id7" draw:id="id7" draw:layer="layout" svg:width="2.174cm" svg:height="0.916cm" svg:x="0.208cm" svg:y="1.957cm">
          <draw:text-box>
            <text:p>واپسی نقطہ</text:p>
          </draw:text-box>
          <draw:glue-point draw:id="4" svg:x="-0.326cm" svg:y="3.391cm"/>
        </draw:frame>
        <draw:connector draw:style-name="gr3" draw:text-style-name="P1" draw:layer="layout" draw:type="curve" svg:x1="4.157cm" svg:y1="0.825cm" svg:x2="2.76cm" svg:y2="2.363cm" draw:start-shape="id6" svg:d="M4157 825c-1422 0-724 1538-1397 1538" svg:viewBox="0 0 1398 1539">
          <text:p/>
        </draw:connector>
        <draw:connector draw:style-name="gr3" draw:text-style-name="P1" draw:layer="layout" draw:type="curve" draw:line-skew="-0.265cm" svg:x1="1.225cm" svg:y1="2.725cm" svg:x2="2.798cm" svg:y2="3.155cm" draw:start-shape="id7" draw:start-glue-point="4" svg:d="M1225 2725c0 574 1573 360 1573 430" svg:viewBox="0 0 1574 431">
          <text:p/>
        </draw:connector>
        <draw:frame draw:style-name="gr5" draw:text-style-name="P1" draw:layer="layout" svg:width="0.38cm" svg:height="0.365cm" svg:x="3.12cm" svg:y="2.225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335cm" svg:height="0.36cm" svg:x="2.067cm" svg:y="1.698cm">
          <draw:image xlink:href="Pictures/20000001000001180000012D67277C1E.svm" xlink:type="simple" xlink:show="embed" xlink:actuate="onLoad">
            <text:p/>
          </draw:image>
        </draw:frame>
        <draw:frame draw:style-name="gr7" draw:text-style-name="P1" draw:layer="layout" svg:width="0.486cm" svg:height="0.415cm" svg:x="2.889cm" svg:y="3.721cm">
          <draw:image xlink:href="Pictures/20000001000001960000015BAB64F6AF.svm" xlink:type="simple" xlink:show="embed" xlink:actuate="onLoad">
            <text:p/>
          </draw:image>
        </draw:frame>
        <draw:frame draw:style-name="gr7" draw:text-style-name="P1" draw:layer="layout" svg:width="0.486cm" svg:height="0.415cm" svg:x="5.307cm" svg:y="3.58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6.664cm" svg:y="1.41cm">
          <draw:image xlink:href="Pictures/20000001000001180000012D67277C1E.svm" xlink:type="simple" xlink:show="embed" xlink:actuate="onLoad">
            <text:p/>
          </draw:image>
        </draw:frame>
        <draw:frame draw:style-name="gr5" draw:text-style-name="P1" draw:layer="layout" svg:width="0.38cm" svg:height="0.365cm" svg:x="6.706cm" svg:y="2.039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86cm" svg:height="0.415cm" svg:x="8.485cm" svg:y="1.85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9.654cm" svg:y="1.61cm">
          <draw:image xlink:href="Pictures/20000001000001180000012D67277C1E.svm" xlink:type="simple" xlink:show="embed" xlink:actuate="onLoad">
            <text:p/>
          </draw:image>
        </draw:frame>
        <draw:frame draw:style-name="gr8" draw:text-style-name="P1" draw:layer="layout" svg:width="0.739cm" svg:height="0.365cm" svg:x="10.709cm" svg:y="2.59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8cm" svg:height="0.365cm" svg:x="9.733cm" svg:y="2.172cm">
          <draw:image xlink:href="Pictures/200000010000013E00000131AF11CB3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2T11:57:27</meta:creation-date>
    <meta:editing-duration>PT1H2M33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6-05-06T14:25:54.535944291</dc:date>
    <meta:document-statistic meta:object-count="35"/>
    <meta:template xlink:type="simple" xlink:actuate="onRequest" xlink:title="kkkFigures" xlink:href="../../../../.libreoffice/3/user/template/kkkFigures.otg" meta:date="2013-11-22T11:57:26"/>
  </office:meta>
</office:document-meta>
</file>